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00ff00" style:font-style-asian="normal" style:font-style-complex="normal"/>
    </style:style>
    <style:style style:name="T4" style:family="text">
      <style:text-properties fo:color="#47b8b8"/>
    </style:style>
    <style:style style:name="T5" style:family="text">
      <style:text-properties fo:color="#47b8b8" fo:background-color="#00ff00"/>
    </style:style>
    <style:style style:name="T6" style:family="text">
      <style:text-properties fo:color="#47b8b8" fo:font-style="normal" fo:background-color="#00ff00" style:font-style-asian="normal" style:font-style-complex="normal"/>
    </style:style>
    <style:style style:name="T7" style:family="text">
      <style:text-properties fo:background-color="#00ff00"/>
    </style:style>
    <style:style style:name="T8" style:family="text">
      <style:text-properties fo:color="#ff0000"/>
    </style:style>
    <style:style style:name="T9" style:family="text">
      <style:text-properties fo:color="#ff0000" fo:background-color="#00ff00"/>
    </style:style>
    <style:style style:name="T10" style:family="text">
      <style:text-properties fo:color="#ff0000" fo:font-style="normal" fo:background-color="#00ff00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36446" text:style-name="L1">
        <text:list-item>
          <text:p text:style-name="P2">Write SparseSOR algorithm to solve n linear equations</text:p>
          <text:list>
            <text:list-item>
              <text:p text:style-name="P2">Read data from Input File containing A and b</text:p>
              <text:list>
                <text:list-item>
                  <text:p text:style-name="P2">Check for input files, default to nas_SOR.in</text:p>
                </text:list-item>
                <text:list-item>
                  <text:p text:style-name="P2">Parse file using n, A, b as three distinct inputs e.g. Lines 1, 2...n+1, n+2</text:p>
                  <text:p text:style-name="P2"/>
                </text:list-item>
              </text:list>
            </text:list-item>
            <text:list-item>
              <text:p text:style-name="P2">Solve Ax = b using SparseSOR algorithm and sparse matrix structure</text:p>
              <text:list>
                <text:list-item>
                  <text:p text:style-name="P2">Check zero diagonals in A</text:p>
                </text:list-item>
                <text:list-item>
                  <text:p text:style-name="P2">Check for convergence </text:p>
                  <text:list>
                    <text:list-item>
                      <text:p text:style-name="P2">Spectral radius(C) &lt; 1 e.g. A strictly row/column diagonally dominant </text:p>
                    </text:list-item>
                  </text:list>
                </text:list-item>
                <text:list-item>
                  <text:p text:style-name="P2">Check for divergence</text:p>
                  <text:list>
                    <text:list-item>
                      <text:p text:style-name="P2">Cycling</text:p>
                    </text:list-item>
                    <text:list-item>
                      <text:p text:style-name="P2">|| (x)k – x(k-1) || increasing</text:p>
                      <text:list>
                        <text:list-item>
                          <text:p text:style-name="P2">Check vector norms function</text:p>
                        </text:list-item>
                        <text:list-item>
                          <text:p text:style-name="P2">Compare norms withh tolerances</text:p>
                          <text:list>
                            <text:list-item>
                              <text:p text:style-name="P2">Successive x approximations</text:p>
                            </text:list-item>
                            <text:list-item>
                              <text:p text:style-name="P2">Residual convergence i.e. || (r)k || where (r)k := b – Ax(k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Check for maxits reached</text:p>
                </text:list-item>
                <text:list-item>
                  <text:p text:style-name="P2">Check other scenarios (not specified)</text:p>
                  <text:p text:style-name="P2"/>
                </text:list-item>
              </text:list>
            </text:list-item>
            <text:list-item>
              <text:p text:style-name="P2">Write solution vector with reason for stopping to output file <text:span text:style-name="T8"><text:s/>- Stephen</text:span></text:p>
              <text:list>
                <text:list-item>
                  <text:p text:style-name="P2"><text:span text:style-name="T7">Check for output files, default to nas_SOR.out</text:span> <text:span text:style-name="T8"><text:s/>- Stephen</text:span></text:p>
                </text:list-item>
                <text:list-item>
                  <text:p text:style-name="P2"><text:span text:style-name="T7">Write headings</text:span> <text:span text:style-name="T4"><text:s/></text:span><text:span text:style-name="T8">- Stephen</text:span></text:p>
                </text:list-item>
                <text:list-item>
                  <text:p text:style-name="P2"><text:span text:style-name="T7">Write analysis data</text:span> <text:span text:style-name="T4"><text:s/></text:span><text:span text:style-name="T8">- Stephen</text:span></text:p>
                </text:list-item>
                <text:list-item>
                  <text:p text:style-name="P2"><text:span text:style-name="T7">(If solved) write result vector</text:span> <text:span text:style-name="T4"><text:s/></text:span><text:span text:style-name="T8">- Stephen</text:span></text:p>
                </text:list-item>
              </text:list>
            </text:list-item>
          </text:list>
        </text:list-item>
      </text:list>
      <text:p text:style-name="P1"/>
      <text:list xml:id="list29737619" text:continue-numbering="true" text:style-name="L1">
        <text:list-item>
          <text:list>
            <text:list-item>
              <text:p text:style-name="P2">Solve Black-Scholes-Merton Option Pricing Problem</text:p>
              <text:list>
                <text:list-item>
                  <text:p text:style-name="P2">Solve set of linear equations from M -1 timestep to 0</text:p>
                  <text:p text:style-name="P2"/>
                </text:list-item>
              </text:list>
            </text:list-item>
            <text:list-item>
              <text:p text:style-name="P2">Construct Test Plan</text:p>
              <text:list>
                <text:list-item>
                  <text:p text:style-name="P2">List all possible test cases</text:p>
                  <text:list>
                    <text:list-item>
                      <text:p text:style-name="P2"><text:span text:style-name="T7">Small matrix with 0 on diagonal</text:span><text:span text:style-name="T9"> <text:s text:c="2"/></text:span><text:span text:style-name="T5"><text:s/></text:span><text:span text:style-name="T9">- Stephen</text:span></text:p>
                    </text:list-item>
                    <text:list-item>
                      <text:p text:style-name="P2"><text:span text:style-name="T7">Small diagonally dominant matrix A <text:s/></text:span><text:span text:style-name="T5"><text:s/></text:span><text:span text:style-name="T9">- Stephen</text:span></text:p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 have absolute value &lt; 1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 have absolute value &gt; 1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tC have absolute value &lt; 1</text:p>
                        </text:list-item>
                      </text:list>
                    </text:list-item>
                    <text:list-item>
                      <text:p text:style-name="P2"><text:span text:style-name="T3">Large matrix (1,<text:tab/>000 &lt; n 10,000) <text:s/></text:span><text:span text:style-name="T6"><text:s/></text:span><text:span text:style-name="T10">- Stephen</text:span></text:p>
                    </text:list-item>
                  </text:list>
                </text:list-item>
                <text:list-item>
                  <text:p text:style-name="P2">Construct test data to test these scenarios</text:p>
                </text:list-item>
                <text:list-item>
                  <text:p text:style-name="P2">Document expected results for these scenarios</text:p>
                </text:list-item>
                <text:list-item>
                  <text:p text:style-name="P2">Execute tests and compare results to expected results</text:p>
                  <text:p text:style-name="P2"/>
                </text:list-item>
              </text:list>
            </text:list-item>
            <text:list-item>
              <text:p text:style-name="P2"><text:soft-page-break/>Documentation</text:p>
              <text:list>
                <text:list-item>
                  <text:p text:style-name="P2">Cover Page (Signed)</text:p>
                </text:list-item>
                <text:list-item>
                  <text:p text:style-name="P2">Title Page</text:p>
                </text:list-item>
                <text:list-item>
                  <text:p text:style-name="P2">Overview</text:p>
                  <text:list>
                    <text:list-item>
                      <text:p text:style-name="P2">Discuss Mathematical Issues</text:p>
                    </text:list-item>
                    <text:list-item>
                      <text:p text:style-name="P2">Discuss Possible Applications</text:p>
                    </text:list-item>
                    <text:list-item>
                      <text:p text:style-name="P2">Answer questions posed in assignment</text:p>
                      <text:list>
                        <text:list-item>
                          <text:p text:style-name="P2">Useful to check for convergence of residual? If so, what tolerance?</text:p>
                        </text:list-item>
                        <text:list-item>
                          <text:p text:style-name="P2">What matrix norms might be useful? Why?</text:p>
                        </text:list-item>
                        <text:list-item>
                          <text:p text:style-name="P2">Scaling helpful?</text:p>
                        </text:list-item>
                        <text:list-item>
                          <text:p text:style-name="P2">Expected results for provided matrices</text:p>
                        </text:list-item>
                        <text:list-item>
                          <text:p text:style-name="P2">Effects of use of varying tolerances</text:p>
                        </text:list-item>
                        <text:list-item>
                          <text:p text:style-name="P2">Effects of ill-conditioned matrices</text:p>
                        </text:list-item>
                      </text:list>
                    </text:list-item>
                    <text:list-item>
                      <text:p text:style-name="P2">Summarize results</text:p>
                    </text:list-item>
                    <text:list-item>
                      <text:p text:style-name="P2">Draw Conclusions</text:p>
                    </text:list-item>
                  </text:list>
                </text:list-item>
                <text:list-item>
                  <text:p text:style-name="P2">Detailed Design</text:p>
                  <text:list>
                    <text:list-item>
                      <text:p text:style-name="P2">Implementation Issues</text:p>
                    </text:list-item>
                    <text:list-item>
                      <text:p text:style-name="P2">Design Decisions</text:p>
                      <text:list>
                        <text:list-item>
                          <text:p text:style-name="P2">Justification for above</text:p>
                        </text:list-item>
                      </text:list>
                    </text:list-item>
                  </text:list>
                </text:list-item>
                <text:list-item>
                  <text:p text:style-name="P2">Unit Test Plan and Results</text:p>
                  <text:list>
                    <text:list-item>
                      <text:p text:style-name="P2">Test Cases</text:p>
                    </text:list-item>
                    <text:list-item>
                      <text:p text:style-name="P2">Test Data</text:p>
                    </text:list-item>
                    <text:list-item>
                      <text:p text:style-name="P2">Expected Results</text:p>
                    </text:list-item>
                    <text:list-item>
                      <text:p text:style-name="P2">Actual Resul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8M43S</meta:editing-duration>
    <meta:editing-cycles>8</meta:editing-cycles>
    <meta:generator>OpenOffice.org/3.2$Win32 OpenOffice.org_project/320m18$Build-9502</meta:generator>
    <dc:date>2016-11-12T09:56:17.26</dc:date>
    <dc:creator>Stephen O Reilly</dc:creator>
    <meta:document-statistic meta:table-count="0" meta:image-count="0" meta:object-count="0" meta:page-count="2" meta:paragraph-count="68" meta:word-count="441" meta:character-count="2316"/>
    <meta:user-defined meta:name="Info 1"/>
    <meta:user-defined meta:name="Info 2"/>
    <meta:user-defined meta:name="Info 3"/>
    <meta:user-defined meta:name="Info 4"/>
  </office:meta>
</office:document-meta>
</file>